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3"/>
          <table:table-cell office:value-type="string" calcext:value-type="string">
            <text:p>CMS</text:p>
          </table:table-cell>
          <table:table-cell table:style-name="ce2" office:value-type="string" calcext:value-type="string" table:number-columns-spanned="3" table:number-rows-spanned="1">
            <text:p>CM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MA</text:p>
          </table:table-cell>
          <table:covered-table-cell table:number-columns-repeated="2"/>
          <table:table-cell office:value-type="string" calcext:value-type="string">
            <text:p>CBS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minal</text:p>
          </table:table-cell>
          <table:table-cell office:value-type="float" office:value="84653.7" calcext:value-type="float">
            <text:p>84653.7</text:p>
          </table:table-cell>
          <table:table-cell office:value-type="float" office:value="197" calcext:value-type="float">
            <text:p>197</text:p>
          </table:table-cell>
          <table:table-cell table:formula="of:=[.E2]/[.$E$2]*[.$D$2]" office:value-type="float" office:value="84653.7" calcext:value-type="float">
            <text:p>84653.7</text:p>
          </table:table-cell>
          <table:table-cell/>
          <table:table-cell office:value-type="float" office:value="20628" calcext:value-type="float">
            <text:p>20628</text:p>
          </table:table-cell>
          <table:table-cell table:formula="of:=[.H2]/[.$H$2]*[.$D$2]" office:value-type="float" office:value="84653.7" calcext:value-type="float">
            <text:p>84653.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e jet</text:p>
          </table:table-cell>
          <table:table-cell office:value-type="float" office:value="50817.2" calcext:value-type="float">
            <text:p>50817.2</text:p>
          </table:table-cell>
          <table:table-cell table:number-columns-repeated="3"/>
          <table:table-cell office:value-type="float" office:value="9071" calcext:value-type="float">
            <text:p>9071</text:p>
          </table:table-cell>
          <table:table-cell table:formula="of:=[.H3]/[.$H$2]*[.$D$2]" office:value-type="float" office:value="37225.7956515416" calcext:value-type="float">
            <text:p>37225.79565154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wo jet</text:p>
          </table:table-cell>
          <table:table-cell office:value-type="float" office:value="36061" calcext:value-type="float">
            <text:p>36061</text:p>
          </table:table-cell>
          <table:table-cell table:number-columns-repeated="3"/>
          <table:table-cell office:value-type="float" office:value="7474" calcext:value-type="float">
            <text:p>7474</text:p>
          </table:table-cell>
          <table:table-cell table:formula="of:=[.H4]/[.$H$2]*[.$D$2]" office:value-type="float" office:value="30671.9872891216" calcext:value-type="float">
            <text:p>30671.98728912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equirement</text:p>
          </table:table-cell>
          <table:table-cell office:value-type="float" office:value="31878.1" calcext:value-type="float">
            <text:p>31878.1</text:p>
          </table:table-cell>
          <table:table-cell table:number-columns-repeated="3"/>
          <table:table-cell office:value-type="float" office:value="6788" calcext:value-type="float">
            <text:p>6788</text:p>
          </table:table-cell>
          <table:table-cell table:formula="of:=[.H5]/[.$H$2]*[.$D$2]" office:value-type="float" office:value="27856.7634089587" calcext:value-type="float">
            <text:p>27856.76340895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uon veto</text:p>
          </table:table-cell>
          <table:table-cell office:value-type="float" office:value="31878.1" calcext:value-type="float">
            <text:p>31878.1</text:p>
          </table:table-cell>
          <table:table-cell table:number-columns-repeated="3"/>
          <table:table-cell office:value-type="float" office:value="6777" calcext:value-type="float">
            <text:p>6777</text:p>
          </table:table-cell>
          <table:table-cell table:formula="of:=[.H6]/[.$H$2]*[.$D$2]" office:value-type="float" office:value="27811.6213350785" calcext:value-type="float">
            <text:p>27811.62133507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lectron veto</text:p>
          </table:table-cell>
          <table:table-cell office:value-type="float" office:value="31878.1" calcext:value-type="float">
            <text:p>31878.1</text:p>
          </table:table-cell>
          <table:table-cell table:number-columns-repeated="3"/>
          <table:table-cell office:value-type="float" office:value="6769" calcext:value-type="float">
            <text:p>6769</text:p>
          </table:table-cell>
          <table:table-cell table:formula="of:=[.H7]/[.$H$2]*[.$D$2]" office:value-type="float" office:value="27778.790735893" calcext:value-type="float">
            <text:p>27778.7907358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au veto</text:p>
          </table:table-cell>
          <table:table-cell office:value-type="float" office:value="31695.1" calcext:value-type="float">
            <text:p>31695.1</text:p>
          </table:table-cell>
          <table:table-cell table:number-columns-repeated="3"/>
          <table:table-cell office:value-type="float" office:value="6764" calcext:value-type="float">
            <text:p>6764</text:p>
          </table:table-cell>
          <table:table-cell table:formula="of:=[.H8]/[.$H$2]*[.$D$2]" office:value-type="float" office:value="27758.271611402" calcext:value-type="float">
            <text:p>27758.2716114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8687.22" calcext:value-type="float">
            <text:p>8687.22</text:p>
          </table:table-cell>
          <table:table-cell office:value-type="float" office:value="17.5149" calcext:value-type="float">
            <text:p>17.5149</text:p>
          </table:table-cell>
          <table:table-cell table:formula="of:=[.E9]/[.$E$2]*[.$D$2]" office:value-type="float" office:value="7526.40147274112" calcext:value-type="float">
            <text:p>7526.4014727411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5400.51" calcext:value-type="float">
            <text:p>5400.51</text:p>
          </table:table-cell>
          <table:table-cell office:value-type="float" office:value="10.6579" calcext:value-type="float">
            <text:p>10.6579</text:p>
          </table:table-cell>
          <table:table-cell table:formula="of:=[.E10]/[.$E$2]*[.$D$2]" office:value-type="float" office:value="4579.85111284264" calcext:value-type="float">
            <text:p>4579.851112842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3394.09" calcext:value-type="float">
            <text:p>3394.09</text:p>
          </table:table-cell>
          <table:table-cell office:value-type="float" office:value="6.71374" calcext:value-type="float">
            <text:p>6.71374</text:p>
          </table:table-cell>
          <table:table-cell table:formula="of:=[.E11]/[.$E$2]*[.$D$2]" office:value-type="float" office:value="2884.98950171574" calcext:value-type="float">
            <text:p>2884.989501715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2224.15" calcext:value-type="float">
            <text:p>2224.15</text:p>
          </table:table-cell>
          <table:table-cell office:value-type="float" office:value="4.24981" calcext:value-type="float">
            <text:p>4.24981</text:p>
          </table:table-cell>
          <table:table-cell table:formula="of:=[.E12]/[.$E$2]*[.$D$2]" office:value-type="float" office:value="1826.20376039086" calcext:value-type="float">
            <text:p>1826.20376039086</text:p>
          </table:table-cell>
          <table:table-cell table:number-columns-repeated="4"/>
          <table:table-cell office:value-type="float" office:value="13.4429" calcext:value-type="float">
            <text:p>13.44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0" calcext:value-type="float">
            <text:p>450</text:p>
          </table:table-cell>
          <table:table-cell office:value-type="float" office:value="1456.02" calcext:value-type="float">
            <text:p>1456.02</text:p>
          </table:table-cell>
          <table:table-cell office:value-type="float" office:value="2.81729" calcext:value-type="float">
            <text:p>2.81729</text:p>
          </table:table-cell>
          <table:table-cell table:formula="of:=[.E13]/[.$E$2]*[.$D$2]" office:value-type="float" office:value="1210.62955570051" calcext:value-type="float">
            <text:p>1210.62955570051</text:p>
          </table:table-cell>
          <table:table-cell table:number-columns-repeated="4"/>
          <table:table-cell office:value-type="float" office:value="11.155" calcext:value-type="float">
            <text:p>11.1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989.806" calcext:value-type="float">
            <text:p>989.806</text:p>
          </table:table-cell>
          <table:table-cell office:value-type="float" office:value="1.83362" calcext:value-type="float">
            <text:p>1.83362</text:p>
          </table:table-cell>
          <table:table-cell table:formula="of:=[.E14]/[.$E$2]*[.$D$2]" office:value-type="float" office:value="787.932575604061" calcext:value-type="float">
            <text:p>787.932575604061</text:p>
          </table:table-cell>
          <table:table-cell table:number-columns-repeated="4"/>
          <table:table-cell office:value-type="float" office:value="9.28198" calcext:value-type="float">
            <text:p>9.281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671.442" calcext:value-type="float">
            <text:p>671.442</text:p>
          </table:table-cell>
          <table:table-cell office:value-type="float" office:value="1.27017" calcext:value-type="float">
            <text:p>1.27017</text:p>
          </table:table-cell>
          <table:table-cell table:formula="of:=[.E15]/[.$E$2]*[.$D$2]" office:value-type="float" office:value="545.810102177665" calcext:value-type="float">
            <text:p>545.810102177665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H15]/[.$H$2]*[.$D$2]" office:value-type="float" office:value="393.967190226876" calcext:value-type="float">
            <text:p>393.967190226876</text:p>
          </table:table-cell>
          <table:table-cell/>
          <table:table-cell office:value-type="float" office:value="7.57495" calcext:value-type="float">
            <text:p>7.57495</text:p>
          </table:table-cell>
          <table:table-cell table:formula="of:=[.K15]/[.E15]*[.F15]" office:value-type="float" office:value="3255.06367926396" calcext:value-type="float">
            <text:p>3255.06367926396</text:p>
          </table:table-cell>
        </table:table-row>
        <table:table-row table:style-name="ro1">
          <table:table-cell table:number-columns-repeated="5"/>
          <table:table-cell table:formula="of:=[.F15]/[.I15]*[.I16]" office:value-type="float" office:value="55.7065102829845" calcext:value-type="float">
            <text:p>55.7065102829845</text:p>
          </table:table-cell>
          <table:table-cell/>
          <table:table-cell table:formula="of:=SQRT([.H15])" office:value-type="float" office:value="9.79795897113271" calcext:value-type="float">
            <text:p>9.79795897113271</text:p>
          </table:table-cell>
          <table:table-cell table:formula="of:=[.H16]/[.$H$2]*[.$D$2]" office:value-type="float" office:value="40.2091079772434" calcext:value-type="float">
            <text:p>40.2091079772434</text:p>
          </table:table-cell>
          <table:table-cell table:number-columns-repeated="2"/>
          <table:table-cell table:formula="of:=[.L15]/[.I15]*[.I16]" office:value-type="float" office:value="332.218545602631" calcext:value-type="float">
            <text:p>332.218545602631</text:p>
          </table:table-cell>
        </table:table-row>
        <table:table-row table:style-name="ro1">
          <table:table-cell table:number-columns-repeated="12"/>
        </table:table-row>
        <table:table-row table:style-name="ro1" table:number-rows-repeated="5">
          <table:table-cell table:number-columns-repeated="3"/>
          <table:table-cell table:style-name="ce1" table:number-columns-repeated="2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ce1" table:number-columns-repeated="3"/>
          <table:table-cell table:number-columns-repeated="7"/>
        </table:table-row>
        <table:table-row table:style-name="ro1" table:number-rows-repeated="4">
          <table:table-cell table:number-columns-repeated="2"/>
          <table:table-cell table:style-name="ce1"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3T22:44:29.681260276</meta:creation-date>
    <dc:date>2021-11-04T02:46:06.801197019</dc:date>
    <meta:editing-duration>PT3H7M53S</meta:editing-duration>
    <meta:editing-cycles>19</meta:editing-cycles>
    <meta:generator>LibreOffice/6.4.5.2$Linux_X86_64 LibreOffice_project/40$Build-2</meta:generator>
    <meta:document-statistic meta:table-count="1" meta:cell-count="80" meta:object-count="0"/>
  </office:meta>
</office:document-meta>
</file>